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373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isk_Image_Formats.$C$2:.$C$27])" table:allow-empty-cell="true" table:display-list="unsorted" table:base-cell-address="Examples.B1">
          <table:error-message table:message-type="stop" table:display="true"/>
        </table:content-validation>
        <table:content-validation table:name="val2" table:condition="of:cell-content-is-in-list([$FileSystems.$C$3:$FileSystems.$C$201])" table:allow-empty-cell="true" table:display-list="unsorted" table:base-cell-address="Examples.L1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number-columns-repeated="52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tition Table Type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dos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qcow2Image1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2 qcow2Image1.qcow2 128G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<text:s/>qemu-img create -f qcow qcowImage1.qcow 128G 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 table:number-rows-repeated="1048554">
          <table:table-cell/>
          <table:table-cell table:content-validation-name="val1"/>
          <table:table-cell table:number-columns-repeated="4"/>
          <table:table-cell table:content-validation-name="val2" table:number-columns-repeated="6"/>
          <table:table-cell table:number-columns-repeated="1012"/>
        </table:table-row>
        <table:table-row table:style-name="ro1">
          <table:table-cell/>
          <table:table-cell table:content-validation-name="val1"/>
          <table:table-cell table:number-columns-repeated="4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1052000</text:p>
          </table:table-cell>
          <table:table-cell office:value-type="string" calcext:value-type="string">
            <text:p>Q1052000</text:p>
          </table:table-cell>
          <table:table-cell office:value-type="string" calcext:value-type="string">
            <text:p>Q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59660182</text:p>
          </table:table-cell>
          <table:table-cell office:value-type="string" calcext:value-type="string">
            <text:p>Q59660182</text:p>
          </table:table-cell>
          <table:table-cell office:value-type="string" calcext:value-type="string">
            <text:p>QCOW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http://www.wikidata.org/entity/Q29167363</text:p>
          </table:table-cell>
          <table:table-cell table:style-name="ce5" office:value-type="string" calcext:value-type="string">
            <text:p>Q29167363</text:p>
          </table:table-cell>
          <table:table-cell table:style-name="ce5" office:value-type="string" calcext:value-type="string">
            <text:p>%clay vane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<text:a xlink:href="https://www.wikidata.org/wiki/Q656083Q656083" xlink:type="simple">https://www.wikidata.org/wiki/Q656083Q656083</text:a></text:span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1:Disk_Image_Formats.AMJ1048576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4:13:59.992809559</dc:date>
    <meta:editing-duration>PT1H25M39S</meta:editing-duration>
    <meta:editing-cycles>10</meta:editing-cycles>
    <meta:document-statistic meta:table-count="3" meta:cell-count="839" meta:object-count="0"/>
  </office:meta>
</office:document-meta>
</file>